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el" fo:country="GR" officeooo:rsid="000e1770" officeooo:paragraph-rsid="000e1770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language="el" fo:country="GR" officeooo:rsid="000e1770" officeooo:paragraph-rsid="000e1770" style:font-size-asian="12pt" style:font-size-complex="12pt"/>
    </style:style>
    <style:style style:name="P3" style:family="paragraph" style:parent-style-name="Standard" style:list-style-name="L1">
      <style:text-properties style:font-name="Times New Roman" fo:font-size="12pt" officeooo:paragraph-rsid="000e1770" style:font-size-asian="12pt" style:font-size-complex="12pt"/>
    </style:style>
    <style:style style:name="P4" style:family="paragraph" style:parent-style-name="Standard" style:list-style-name="L1">
      <style:text-properties style:font-name="Times New Roman" fo:font-size="12pt" officeooo:paragraph-rsid="0010dca0" style:font-size-asian="12pt" style:font-size-complex="12pt"/>
    </style:style>
    <style:style style:name="P5" style:family="paragraph" style:parent-style-name="Default" style:list-style-name="L1">
      <style:paragraph-properties fo:margin-top="0cm" fo:margin-bottom="0cm" loext:contextual-spacing="false"/>
      <style:text-properties style:font-name="Times New Roman" fo:font-size="12pt" style:font-size-asian="12pt" style:font-size-complex="12pt"/>
    </style:style>
    <style:style style:name="P6" style:family="paragraph" style:parent-style-name="Default" style:list-style-name="L1">
      <style:paragraph-properties fo:margin-top="0cm" fo:margin-bottom="0cm" loext:contextual-spacing="false"/>
      <style:text-properties style:font-name="Times New Roman" fo:font-size="12pt" officeooo:paragraph-rsid="0010dca0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l" fo:country="GR" officeooo:rsid="000e1770"/>
    </style:style>
    <style:style style:name="T3" style:family="text">
      <style:text-properties fo:language="el" fo:country="GR" fo:font-weight="bold" officeooo:rsid="000e1770" style:font-weight-asian="bold" style:font-weight-complex="bold"/>
    </style:style>
    <style:style style:name="T4" style:family="text">
      <style:text-properties fo:language="el" fo:country="GR" fo:font-weight="bold" officeooo:rsid="000e9109" style:font-weight-asian="bold" style:font-weight-complex="bold"/>
    </style:style>
    <style:style style:name="T5" style:family="text">
      <style:text-properties fo:language="el" fo:country="GR" officeooo:rsid="000e9109"/>
    </style:style>
    <style:style style:name="T6" style:family="text">
      <style:text-properties fo:language="el" fo:country="GR" officeooo:rsid="000fed1a"/>
    </style:style>
    <style:style style:name="T7" style:family="text">
      <style:text-properties fo:language="el" fo:country="GR" officeooo:rsid="0010dca0"/>
    </style:style>
    <style:style style:name="T8" style:family="text">
      <style:text-properties fo:language="el" fo:country="GR" officeooo:rsid="0012aeda"/>
    </style:style>
    <style:style style:name="T9" style:family="text">
      <style:text-properties officeooo:rsid="000fed1a"/>
    </style:style>
    <style:style style:name="T10" style:family="text">
      <style:text-properties officeooo:rsid="0010dca0"/>
    </style:style>
    <style:style style:name="T11" style:family="text">
      <style:text-properties fo:language="en" fo:country="US" officeooo:rsid="0010dca0"/>
    </style:style>
    <style:style style:name="T12" style:family="text">
      <style:text-properties fo:language="en" fo:country="US" officeooo:rsid="0012aeda"/>
    </style:style>
    <style:style style:name="T13" style:family="text">
      <style:text-properties officeooo:rsid="00110a22"/>
    </style:style>
    <style:style style:name="T14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span text:style-name="T1">Δομές Δεδομένων και Τεχνικές Προγραμματισμού- Εργασία 1</text:span></text:p>
      <text:p text:style-name="P1"/>
      <text:list xml:id="list4534859097731680717" text:style-name="L1">
        <text:list-item>
          <text:p text:style-name="P3"><text:span text:style-name="T3">Στοιχεία</text:span><text:span text:style-name="T2">: Σάμιος – Γρηγόρης -1115201500141</text:span></text:p>
        </text:list-item>
        <text:list-item>
          <text:p text:style-name="P4"><text:span text:style-name="T4">Λειτουργικότητα</text:span><text:span text:style-name="T5"> :Το πρόγραμμα αποτελεί μια προσομοίωση σειράς διοδίων .Κάθε πελάτης επιλέγει το διόδιο με τα λιγότερα αυτοκίνητα στη σειρά και μπαίνει σε αυτήν περιμένοντας να έρθει η σειρά του .Η άφιξη του πελάτη είναι τυχαία και εξαρτάται από την πιθανότητα άφιξής του .Ο χρόνος εξυπηρέτησής του είναι και αυτός τυχαίος και </text:span><text:span text:style-name="T6">ο</text:span><text:span text:style-name="T5">ρ</text:span><text:span text:style-name="T6">ί</text:span><text:span text:style-name="T5">ζεται </text:span><text:span text:style-name="T6">από ένα ελάχιστο και μέγιστο όριο</text:span><text:span text:style-name="T5"> </text:span><text:span text:style-name="T6">από τα δεδομένα εισόδου .Στο τέλος το πρόγραμμα </text:span>εκτυπώνει για κάθε ελεγκτή τον αριθμό πελατών που εξυπηρέτησε, τον χρόνο που ήταν απασχολημένος και τον χρόνο που είναι αδρανής,τα αυτοκίνητα που έχουν μείνει σε κάθε ουρά <text:span text:style-name="T9">καθώς πόσα</text:span> <text:span text:style-name="T9">μπήκαν ,βγήκαν</text:span> και πόσα δεν εξυπηρετήθηκαν.</text:p>
        </text:list-item>
        <text:list-item>
          <text:p text:style-name="P5"><text:span text:style-name="T14">Οδηγίες Χρήσης του προγράμματος</text:span> <text:span text:style-name="T11">:</text:span> <text:span text:style-name="T13">Τα δεδομένα εισάγονται με βάση τα μηνύματα που εμφανίζονται στην οθόνη </text:span><text:span text:style-name="T8">και ο αριθμός των ουρών ορίζεται από τον χρήστη.</text:span><text:span text:style-name="T13"> </text:span></text:p>
        </text:list-item>
        <text:list-item>
          <text:p text:style-name="P6"><text:span text:style-name="T14">Περιβάλλον Υλοποίησης και Δοκιμών</text:span>: <text:span text:style-name="T7">Αναπτύχθηκε</text:span><text:span text:style-name="T10"> σε </text:span><text:span text:style-name="T11">Visual Studio </text:span><text:span text:style-name="T7">2015 σε περιβάλλον </text:span><text:span text:style-name="T11">Windows 10,</text:span><text:span text:style-name="T7">δοκιμάστηκε σε <text:s/></text:span><text:span text:style-name="T11">gcc </text:span><text:span text:style-name="T7">σε </text:span><text:span text:style-name="T11">Linux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3:32:00</meta:creation-date>
    <dc:title>1η ΑΣΚΗΣΗ ΔΟΜΩΝ ΔΕΔΟΜΕΝΩΝ 2008-09</dc:title>
    <meta:initial-creator>JJ</meta:initial-creator>
    <dc:date>2016-03-24T14:25:04.193000000</dc:date>
    <meta:editing-duration>PT14H36M45S</meta:editing-duration>
    <meta:editing-cycles>3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5" meta:word-count="158" meta:character-count="1023" meta:non-whitespace-character-count="869"/>
  </office:meta>
</office:document-meta>
</file>